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9cm" svg:height="10.597cm" draw:transform="rotate (-1.57079632679579) translate (17.297cm 2.2cm)">
          <text:p text:style-name="P2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199cm" svg:height="0.203cm" draw:transform="rotate (-1.57079632679579) translate (9.297cm 2.396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9.297cm 2.798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9.297cm 3.195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9cm" svg:height="0.203cm" draw:transform="rotate (-1.57079632679579) translate (9.297cm 3.6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9.297cm 4.002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1.804cm" svg:height="0.203cm" draw:transform="rotate (-1.57079632679579) translate (9.297cm 2.396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.001cm" svg:height="1.998cm" svg:x="6.797cm" svg:y="6.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2cm" svg:height="0.401cm" svg:x="7.198cm" svg:y="6.40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02cm" svg:height="0.401cm" svg:x="7.198cm" svg:y="7.00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02cm" svg:height="0.401cm" svg:x="7.198cm" svg:y="7.60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2" draw:text-style-name="P1" draw:layer="layout" svg:width="0.199cm" svg:height="0.203cm" draw:transform="rotate (-1.57079632679579) translate (8.297cm 2.396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8.297cm 2.798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8.297cm 3.195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9cm" svg:height="0.203cm" draw:transform="rotate (-1.57079632679579) translate (8.297cm 3.6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8.297cm 4.002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1.804cm" svg:height="0.203cm" draw:transform="rotate (-1.57079632679579) translate (8.297cm 2.396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.001cm" svg:height="1.339cm" svg:x="6.797cm" svg:y="8.19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2cm" svg:height="0.401cm" svg:x="7.198cm" svg:y="8.401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02cm" svg:height="0.401cm" svg:x="7.198cm" svg:y="9.001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5" draw:text-style-name="P1" draw:layer="layout" svg:width="1.001cm" svg:height="1.339cm" svg:x="6.797cm" svg:y="9.53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02cm" svg:height="0.401cm" svg:x="7.198cm" svg:y="9.74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02cm" svg:height="0.401cm" svg:x="7.198cm" svg:y="10.34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2" draw:text-style-name="P1" draw:layer="layout" svg:width="0.199cm" svg:height="0.203cm" draw:transform="rotate (-1.57079632679579) translate (17cm 3.703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17cm 4.105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17cm 4.502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0.997cm" svg:height="0.203cm" draw:transform="rotate (-1.57079632679579) translate (17cm 3.703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0.199cm" svg:height="0.203cm" draw:transform="rotate (-1.57079632679579) translate (17cm 5.7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draw:transform="rotate (-1.57079632679579) translate (17cm 6.102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0.6cm" svg:height="0.203cm" draw:transform="rotate (-1.57079632679579) translate (17cm 5.7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1.027cm" svg:height="0.747cm" svg:x="8.094cm" svg:y="2.996cm">
          <draw:text-box>
            <text:p text:style-name="P2"><text:span text:style-name="T1">P2</text:span></text:p>
          </draw:text-box>
        </draw:frame>
        <draw:frame draw:style-name="gr6" draw:text-style-name="P3" draw:layer="layout" svg:width="1.027cm" svg:height="0.747cm" svg:x="15.992cm" svg:y="5.637cm">
          <draw:text-box>
            <text:p text:style-name="P2"><text:span text:style-name="T1">P4</text:span></text:p>
          </draw:text-box>
        </draw:frame>
        <draw:frame draw:style-name="gr6" draw:text-style-name="P3" draw:layer="layout" svg:width="1.027cm" svg:height="0.747cm" svg:x="16.003cm" svg:y="3.849cm">
          <draw:text-box>
            <text:p text:style-name="P2"><text:span text:style-name="T1">P3</text:span></text:p>
          </draw:text-box>
        </draw:frame>
        <draw:frame draw:style-name="gr6" draw:text-style-name="P3" draw:layer="layout" svg:width="0.9cm" svg:height="0.747cm" svg:x="7.715cm" svg:y="6.765cm">
          <draw:text-box>
            <text:p text:style-name="P2"><text:span text:style-name="T1">J1</text:span></text:p>
          </draw:text-box>
        </draw:frame>
        <draw:frame draw:style-name="gr6" draw:text-style-name="P3" draw:layer="layout" svg:width="0.9cm" svg:height="0.747cm" svg:x="7.724cm" svg:y="8.455cm">
          <draw:text-box>
            <text:p text:style-name="P2"><text:span text:style-name="T1">J2</text:span></text:p>
          </draw:text-box>
        </draw:frame>
        <draw:frame draw:style-name="gr6" draw:text-style-name="P3" draw:layer="layout" svg:width="0.9cm" svg:height="0.747cm" svg:x="7.718cm" svg:y="9.815cm">
          <draw:text-box>
            <text:p text:style-name="P2"><text:span text:style-name="T1">J3</text:span></text:p>
          </draw:text-box>
        </draw:frame>
        <draw:frame draw:style-name="gr6" draw:text-style-name="P3" draw:layer="layout" svg:width="1.027cm" svg:height="0.747cm" svg:x="9.121cm" svg:y="2.996cm">
          <draw:text-box>
            <text:p text:style-name="P2"><text:span text:style-name="T1">P1</text:span></text:p>
          </draw:text-box>
        </draw:frame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1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5.841cm" svg:x="1.27cm" svg:y="-0.568cm" presentation:class="title" presentation:placeholder="true">
        <draw:text-box/>
      </draw:frame>
      <draw:frame presentation:style-name="Standard-outline1" draw:layer="backgroundobjects" svg:width="22.86cm" svg:height="12.578cm" svg:x="1.27cm" svg:y="4.444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Folie 1</dc:title>
    <meta:initial-creator>,njmvjhgj,gjk</meta:initial-creator>
    <meta:creation-date>2007-09-06T09:13:49</meta:creation-date>
    <dc:creator>Christian Wichmann</dc:creator>
    <dc:date>2007-10-02T00:11:08</dc:date>
    <meta:print-date>2007-09-07T18:14:57</meta:print-date>
    <dc:language>de-DE</dc:language>
    <meta:editing-cycles>15</meta:editing-cycles>
    <meta:editing-duration>PT6H22M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